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7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start="" draw:marker-end="Arrowheads_20_1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start="Arrowheads_20_1" draw:marker-end="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8.097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fill="none" draw:textarea-vertical-align="middle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start="Arrowheads_20_2" draw:marker-end="" draw:fill="none" draw:textarea-vertical-align="middle" loext:decorative="false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19cm" fo:padding-top="0cm" fo:padding-bottom="0cm" fo:padding-left="0cm" fo:padding-right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6cm" fo:padding-top="0cm" fo:padding-bottom="0cm" fo:padding-left="0cm" fo:padding-right="0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6cm" fo:padding-top="0cm" fo:padding-bottom="0cm" fo:padding-left="0cm" fo:padding-right="0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 loext:decorative="false"/>
    </style:style>
    <style:style style:name="gr29" style:family="graphic" style:parent-style-name="objectwithoutfill">
      <style:graphic-properties svg:stroke-color="#000000" draw:marker-start="Arrowheads_20_3" draw:fill="none" draw:textarea-vertical-align="middle" loext:decorative="false"/>
    </style:style>
    <style:style style:name="gr30" style:family="graphic" style:parent-style-name="objectwithoutfill">
      <style:graphic-properties svg:stroke-width="0cm" svg:stroke-color="#000000" draw:fill="none" draw:textarea-vertical-align="middle" loext:decorative="false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86.678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9.842cm" fo:padding-top="0cm" fo:padding-bottom="0cm" fo:padding-left="0cm" fo:padding-right="0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7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334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3.175cm" fo:padding-top="0cm" fo:padding-bottom="0cm" fo:padding-left="0cm" fo:padding-right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8.255cm" fo:padding-top="0cm" fo:padding-bottom="0cm" fo:padding-left="0cm" fo:padding-right="0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7.938cm" fo:padding-top="0cm" fo:padding-bottom="0cm" fo:padding-left="0cm" fo:padding-right="0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492cm" fo:padding-top="0cm" fo:padding-bottom="0cm" fo:padding-left="0cm" fo:padding-right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079cm" fo:min-width="3.809cm" fo:padding-top="0cm" fo:padding-bottom="0cm" fo:padding-left="0cm" fo:padding-right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302cm" fo:padding-top="0cm" fo:padding-bottom="0cm" fo:padding-left="0cm" fo:padding-right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/>
    </style:style>
    <style:style style:name="P6" style:family="paragraph">
      <style:paragraph-properties fo:text-align="left"/>
    </style:style>
    <style:style style:name="P7" style:family="paragraph">
      <loext:graphic-properties draw:fill="none" draw:fill-color="#ffffff"/>
      <style:paragraph-properties fo:text-align="left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7cm" svg:x="2.54cm" svg:y="7.303cm">
          <text:p text:style-name="P1"><text:span text:style-name="T1">Register page</text:span></text:p>
          <text:p text:style-name="P1"><text:span text:style-name="T1">URL: /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32cm" svg:height="0.952cm" svg:x="9.208cm" svg:y="7.303cm">
          <text:p text:style-name="P1"><text:span text:style-name="T1">POST /api/auth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35cm" svg:y1="7.62cm" svg:x2="9.207cm" svg:y2="7.62cm">
          <text:p/>
        </draw:line>
        <draw:frame draw:style-name="gr4" draw:text-style-name="P5" draw:layer="layout" svg:width="2.857cm" svg:height="2.223cm" svg:x="6.35cm" svg:y="5.398cm">
          <draw:text-box>
            <text:p text:style-name="P4"><text:span text:style-name="T1">email,</text:span></text:p>
            <text:p text:style-name="P4"><text:span text:style-name="T1">password,</text:span></text:p>
            <text:p text:style-name="P4"><text:span text:style-name="T1">name</text:span></text:p>
          </draw:text-box>
        </draw:frame>
        <draw:frame draw:style-name="gr4" draw:text-style-name="P5" draw:layer="layout" svg:width="2.857cm" svg:height="1.27cm" svg:x="6.35cm" svg:y="7.938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6.35cm" svg:y1="7.938cm" svg:x2="9.207cm" svg:y2="7.938cm">
          <text:p/>
        </draw:line>
        <draw:line draw:style-name="gr3" draw:text-style-name="P3" draw:layer="layout" svg:x1="15.24cm" svg:y1="7.62cm" svg:x2="34.607cm" svg:y2="7.62cm">
          <text:p/>
        </draw:line>
        <draw:line draw:style-name="gr5" draw:text-style-name="P3" draw:layer="layout" svg:x1="15.24cm" svg:y1="7.938cm" svg:x2="34.607cm" svg:y2="7.937cm">
          <text:p/>
        </draw:line>
        <draw:frame draw:style-name="gr6" draw:text-style-name="P7" draw:layer="layout" svg:width="5.397cm" svg:height="5.08cm" svg:x="15.24cm" svg:y="2.54cm">
          <draw:text-box>
            <text:p text:style-name="P6"><text:span text:style-name="T1">INSERT</text:span></text:p>
            <text:p text:style-name="P6"><text:span text:style-name="T1">INTO User</text:span></text:p>
            <text:p text:style-name="P6"><text:span text:style-name="T1">VALUES (</text:span></text:p>
            <text:p text:style-name="P6"><text:span text:style-name="T1"><text:tab/></text:span><text:span text:style-name="T1">email,</text:span></text:p>
            <text:p text:style-name="P6"><text:span text:style-name="T1"><text:tab/></text:span><text:span text:style-name="T1">passwordHash,</text:span></text:p>
            <text:p text:style-name="P6"><text:span text:style-name="T1"><text:tab/></text:span><text:span text:style-name="T1">name</text:span></text:p>
            <text:p text:style-name="P6"><text:span text:style-name="T1">)</text:span></text:p>
          </draw:text-box>
        </draw:frame>
        <draw:frame draw:style-name="gr4" draw:text-style-name="P5" draw:layer="layout" svg:width="5.398cm" svg:height="0.635cm" svg:x="15.24cm" svg:y="7.938cm">
          <draw:text-box>
            <text:p text:style-name="P4"><text:span text:style-name="T1">user</text:span></text:p>
          </draw:text-box>
        </draw:frame>
        <draw:line draw:style-name="gr3" draw:text-style-name="P3" draw:layer="layout" svg:x1="5.715cm" svg:y1="10.795cm" svg:x2="8.255cm" svg:y2="10.795cm">
          <text:p/>
        </draw:line>
        <draw:frame draw:style-name="gr4" draw:text-style-name="P5" draw:layer="layout" svg:width="2.54cm" svg:height="1.588cm" svg:x="5.715cm" svg:y="9.207cm">
          <draw:text-box>
            <text:p text:style-name="P4"><text:span text:style-name="T1">email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69cm" svg:x="5.715cm" svg:y="11.112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5.715cm" svg:y1="11.112cm" svg:x2="8.255cm" svg:y2="11.112cm">
          <text:p/>
        </draw:line>
        <draw:custom-shape draw:style-name="gr7" draw:text-style-name="P2" draw:layer="layout" svg:width="5.715cm" svg:height="0.953cm" svg:x="8.255cm" svg:y="10.477cm">
          <text:p text:style-name="P1"><text:span text:style-name="T1">POST /api/auth/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667cm" svg:height="2.223cm" svg:x="13.97cm" svg:y="8.572cm">
          <draw:text-box>
            <text:p text:style-name="P6"><text:span text:style-name="T1">SELECT *</text:span></text:p>
            <text:p text:style-name="P6"><text:span text:style-name="T1">FROM User u</text:span></text:p>
            <text:p text:style-name="P6"><text:span text:style-name="T1">WHERE u.email = email</text:span></text:p>
          </draw:text-box>
        </draw:frame>
        <draw:line draw:style-name="gr3" draw:text-style-name="P3" draw:layer="layout" svg:x1="13.97cm" svg:y1="10.795cm" svg:x2="34.607cm" svg:y2="10.795cm">
          <text:p/>
        </draw:line>
        <draw:line draw:style-name="gr5" draw:text-style-name="P3" draw:layer="layout" svg:x1="13.97cm" svg:y1="11.112cm" svg:x2="34.607cm" svg:y2="11.112cm">
          <text:p/>
        </draw:line>
        <draw:frame draw:style-name="gr4" draw:text-style-name="P5" draw:layer="layout" svg:width="6.668cm" svg:height="0.635cm" svg:x="13.97cm" svg:y="11.112cm">
          <draw:text-box>
            <text:p text:style-name="P4"><text:span text:style-name="T1">user</text:span></text:p>
          </draw:text-box>
        </draw:frame>
        <draw:custom-shape draw:style-name="gr8" draw:text-style-name="P2" draw:layer="layout" svg:width="4.445cm" svg:height="18.097cm" svg:x="2.54cm" svg:y="49.53cm">
          <text:p text:style-name="P1"><text:span text:style-name="T1">Expenses page</text:span></text:p>
          <text:p text:style-name="P1"><text:span text:style-name="T1">URL: 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985cm" svg:y1="49.847cm" svg:x2="9.525cm" svg:y2="49.847cm">
          <text:p/>
        </draw:line>
        <draw:custom-shape draw:style-name="gr10" draw:text-style-name="P2" draw:layer="layout" svg:width="5.08cm" svg:height="0.952cm" svg:x="9.525cm" svg:y="49.53cm">
          <text:p text:style-name="P1"><text:span text:style-name="T1">GET /api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985cm" svg:y1="50.165cm" svg:x2="9.525cm" svg:y2="50.165cm">
          <text:p/>
        </draw:line>
        <draw:frame draw:style-name="gr4" draw:text-style-name="P5" draw:layer="layout" svg:width="2.54cm" svg:height="0.635cm" svg:x="6.985cm" svg:y="50.165cm">
          <draw:text-box>
            <text:p text:style-name="P4"><text:span text:style-name="T1">expenses</text:span></text:p>
          </draw:text-box>
        </draw:frame>
        <draw:line draw:style-name="gr3" draw:text-style-name="P3" draw:layer="layout" svg:x1="14.605cm" svg:y1="49.847cm" svg:x2="34.607cm" svg:y2="49.847cm">
          <text:p/>
        </draw:line>
        <draw:frame draw:style-name="gr6" draw:text-style-name="P7" draw:layer="layout" svg:width="6.985cm" svg:height="2.858cm" svg:x="14.922cm" svg:y="46.989cm">
          <draw:text-box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ORDER BY e.date DESC</text:span></text:p>
          </draw:text-box>
        </draw:frame>
        <draw:line draw:style-name="gr5" draw:text-style-name="P3" draw:layer="layout" svg:x1="14.605cm" svg:y1="50.165cm" svg:x2="34.607cm" svg:y2="50.165cm">
          <text:p/>
        </draw:line>
        <draw:frame draw:style-name="gr4" draw:text-style-name="P5" draw:layer="layout" svg:width="6.985cm" svg:height="0.634cm" svg:x="14.922cm" svg:y="50.165cm">
          <draw:text-box>
            <text:p text:style-name="P4"><text:span text:style-name="T1">expenses</text:span></text:p>
          </draw:text-box>
        </draw:frame>
        <draw:custom-shape draw:style-name="gr11" draw:text-style-name="P2" draw:layer="layout" svg:width="5.397cm" svg:height="0.953cm" svg:x="9.525cm" svg:y="57.785cm">
          <text:p text:style-name="P1"><text:span text:style-name="T1">POST /api/expen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58.103cm" svg:x2="9.525cm" svg:y2="58.103cm">
          <text:p/>
        </draw:line>
        <draw:frame draw:style-name="gr4" draw:text-style-name="P5" draw:layer="layout" svg:width="2.54cm" svg:height="3.492cm" svg:x="6.985cm" svg:y="54.61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58.42cm" svg:x2="9.525cm" svg:y2="58.42cm">
          <text:p/>
        </draw:line>
        <draw:frame draw:style-name="gr4" draw:text-style-name="P5" draw:layer="layout" svg:width="2.54cm" svg:height="0.635cm" svg:x="6.985cm" svg:y="58.42cm">
          <draw:text-box>
            <text:p text:style-name="P4"><text:span text:style-name="T1">expense</text:span></text:p>
          </draw:text-box>
        </draw:frame>
        <draw:line draw:style-name="gr3" draw:text-style-name="P3" draw:layer="layout" svg:x1="14.922cm" svg:y1="58.102cm" svg:x2="34.607cm" svg:y2="58.102cm">
          <text:p/>
        </draw:line>
        <draw:line draw:style-name="gr5" draw:text-style-name="P3" draw:layer="layout" svg:x1="14.922cm" svg:y1="58.42cm" svg:x2="34.607cm" svg:y2="58.42cm">
          <text:p/>
        </draw:line>
        <draw:frame draw:style-name="gr4" draw:text-style-name="P7" draw:layer="layout" svg:width="4.128cm" svg:height="7.302cm" svg:x="14.922cm" svg:y="50.8cm">
          <draw:text-box>
            <text:p text:style-name="P6"><text:span text:style-name="T1">INSERT</text:span></text:p>
            <text:p text:style-name="P6"><text:span text:style-name="T1">INTO Expense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amount,</text:span></text:p>
            <text:p text:style-name="P6"><text:span text:style-name="T1"><text:tab/></text:span><text:span text:style-name="T1">category,</text:span></text:p>
            <text:p text:style-name="P6"><text:span text:style-name="T1"><text:tab/></text:span><text:span text:style-name="T1">type,</text:span></text:p>
            <text:p text:style-name="P6"><text:span text:style-name="T1"><text:tab/></text:span><text:span text:style-name="T1">date,</text:span></text:p>
            <text:p text:style-name="P6"><text:span text:style-name="T1"><text:tab/></text:span><text:span text:style-name="T1">note</text:span></text:p>
            <text:p text:style-name="P6"><text:span text:style-name="T1">)</text:span></text:p>
          </draw:text-box>
        </draw:frame>
        <draw:frame draw:style-name="gr4" draw:text-style-name="P5" draw:layer="layout" svg:width="4.127cm" svg:height="0.635cm" svg:x="14.923cm" svg:y="58.42cm">
          <draw:text-box>
            <text:p text:style-name="P4"><text:span text:style-name="T1">expense</text:span></text:p>
          </draw:text-box>
        </draw:frame>
        <draw:custom-shape draw:style-name="gr12" draw:text-style-name="P2" draw:layer="layout" svg:width="5.715cm" svg:height="0.952cm" svg:x="9.525cm" svg:y="63.817cm">
          <text:p text:style-name="P1"><text:span text:style-name="T1">PUT /api/expenses/</text:span><text:span text:style-name="T2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64.134cm" svg:x2="9.525cm" svg:y2="64.134cm">
          <text:p/>
        </draw:line>
        <draw:frame draw:style-name="gr4" draw:text-style-name="P5" draw:layer="layout" svg:width="2.54cm" svg:height="3.493cm" svg:x="6.985cm" svg:y="60.642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64.452cm" svg:x2="9.525cm" svg:y2="64.452cm">
          <text:p/>
        </draw:line>
        <draw:frame draw:style-name="gr4" draw:text-style-name="P5" draw:layer="layout" svg:width="2.54cm" svg:height="0.635cm" svg:x="6.985cm" svg:y="64.452cm">
          <draw:text-box>
            <text:p text:style-name="P4"><text:span text:style-name="T1">expense</text:span></text:p>
          </draw:text-box>
        </draw:frame>
        <draw:line draw:style-name="gr3" draw:text-style-name="P3" draw:layer="layout" svg:x1="15.24cm" svg:y1="64.134cm" svg:x2="34.607cm" svg:y2="64.135cm">
          <text:p/>
        </draw:line>
        <draw:line draw:style-name="gr5" draw:text-style-name="P3" draw:layer="layout" svg:x1="15.24cm" svg:y1="64.452cm" svg:x2="34.607cm" svg:y2="64.452cm">
          <text:p/>
        </draw:line>
        <draw:frame draw:style-name="gr6" draw:text-style-name="P7" draw:layer="layout" svg:width="6.985cm" svg:height="4.763cm" svg:x="15.24cm" svg:y="59.372cm">
          <draw:text-box>
            <text:p text:style-name="P6"><text:span text:style-name="T1">UPDATE Expense e</text:span></text:p>
            <text:p text:style-name="P6"><text:span text:style-name="T1">SET e.amount = amount,</text:span></text:p>
            <text:p text:style-name="P6"><text:span text:style-name="T1"><text:tab/></text:span><text:span text:style-name="T1">e.category = category,</text:span></text:p>
            <text:p text:style-name="P6"><text:span text:style-name="T1"><text:tab/></text:span><text:span text:style-name="T1">e.type = type,</text:span></text:p>
            <text:p text:style-name="P6"><text:span text:style-name="T1"><text:tab/></text:span><text:span text:style-name="T1">e.date = date,</text:span></text:p>
            <text:p text:style-name="P6"><text:span text:style-name="T1"><text:tab/></text:span><text:span text:style-name="T1">e.note = note</text:span></text:p>
            <text:p text:style-name="P6"><text:span text:style-name="T1">WHERE e.id = id</text:span></text:p>
          </draw:text-box>
        </draw:frame>
        <draw:frame draw:style-name="gr4" draw:text-style-name="P5" draw:layer="layout" svg:width="6.985cm" svg:height="0.635cm" svg:x="15.24cm" svg:y="64.452cm">
          <draw:text-box>
            <text:p text:style-name="P4"><text:span text:style-name="T1">expense</text:span></text:p>
          </draw:text-box>
        </draw:frame>
        <draw:custom-shape draw:style-name="gr13" draw:text-style-name="P2" draw:layer="layout" svg:width="6.985cm" svg:height="0.953cm" svg:x="7.937cm" svg:y="66.675cm">
          <text:p text:style-name="P1"><text:span text:style-name="T1">DELETE /api/expenses/</text:span><text:span text:style-name="T2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6.985cm" svg:y1="66.993cm" svg:x2="7.937cm" svg:y2="66.993cm">
          <text:p/>
        </draw:line>
        <draw:line draw:style-name="gr5" draw:text-style-name="P3" draw:layer="layout" svg:x1="6.985cm" svg:y1="67.31cm" svg:x2="7.937cm" svg:y2="67.31cm">
          <text:p/>
        </draw:line>
        <draw:frame draw:style-name="gr4" draw:text-style-name="P5" draw:layer="layout" svg:width="0.952cm" svg:height="0.634cm" svg:x="6.985cm" svg:y="67.311cm">
          <draw:text-box>
            <text:p text:style-name="P4"><text:span text:style-name="T1">ok</text:span></text:p>
          </draw:text-box>
        </draw:frame>
        <draw:frame draw:style-name="gr6" draw:text-style-name="P7" draw:layer="layout" svg:width="5.08cm" svg:height="1.905cm" svg:x="14.922cm" svg:y="65.088cm">
          <draw:text-box>
            <text:p text:style-name="P6"><text:span text:style-name="T1">DELETE</text:span></text:p>
            <text:p text:style-name="P6"><text:span text:style-name="T1">FROM Expense e</text:span></text:p>
            <text:p text:style-name="P6"><text:span text:style-name="T1">WHERE e.id = id</text:span></text:p>
          </draw:text-box>
        </draw:frame>
        <draw:line draw:style-name="gr3" draw:text-style-name="P3" draw:layer="layout" svg:x1="14.922cm" svg:y1="66.993cm" svg:x2="34.607cm" svg:y2="66.992cm">
          <text:p/>
        </draw:line>
        <draw:line draw:style-name="gr5" draw:text-style-name="P3" draw:layer="layout" svg:x1="14.922cm" svg:y1="67.31cm" svg:x2="34.607cm" svg:y2="67.31cm">
          <text:p/>
        </draw:line>
        <draw:custom-shape draw:style-name="gr14" draw:text-style-name="P2" draw:layer="layout" svg:width="5.397cm" svg:height="0.952cm" svg:x="7.62cm" svg:y="88.9cm">
          <text:p text:style-name="P1"><text:span text:style-name="T1">GET /api/profile/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35cm" svg:y1="89.217cm" svg:x2="7.62cm" svg:y2="89.217cm">
          <text:p/>
        </draw:line>
        <draw:line draw:style-name="gr15" draw:text-style-name="P3" draw:layer="layout" svg:x1="6.35cm" svg:y1="89.535cm" svg:x2="7.62cm" svg:y2="89.535cm">
          <text:p/>
        </draw:line>
        <draw:frame draw:style-name="gr4" draw:text-style-name="P5" draw:layer="layout" svg:width="1.27cm" svg:height="0.635cm" svg:x="6.35cm" svg:y="89.535cm">
          <draw:text-box>
            <text:p text:style-name="P4"><text:span text:style-name="T1">user</text:span></text:p>
          </draw:text-box>
        </draw:frame>
        <draw:frame draw:style-name="gr6" draw:text-style-name="P7" draw:layer="layout" svg:width="5.715cm" svg:height="4.127cm" svg:x="13.017cm" svg:y="85.09cm">
          <draw:text-box>
            <text:p text:style-name="P6"><text:span text:style-name="T1">SELECT u.id,</text:span></text:p>
            <text:p text:style-name="P6"><text:span text:style-name="T1"><text:tab/></text:span><text:span text:style-name="T1">u.email,</text:span></text:p>
            <text:p text:style-name="P6"><text:span text:style-name="T1"><text:tab/></text:span><text:span text:style-name="T1">u.name,</text:span></text:p>
            <text:p text:style-name="P6"><text:span text:style-name="T1"><text:tab/></text:span><text:span text:style-name="T1">u.createdAt</text:span></text:p>
            <text:p text:style-name="P6"><text:span text:style-name="T1">FROM User u</text:span></text:p>
            <text:p text:style-name="P6"><text:span text:style-name="T1">WHERE u.id = userId</text:span></text:p>
          </draw:text-box>
        </draw:frame>
        <draw:line draw:style-name="gr3" draw:text-style-name="P3" draw:layer="layout" svg:x1="13.017cm" svg:y1="89.217cm" svg:x2="34.607cm" svg:y2="89.217cm">
          <text:p/>
        </draw:line>
        <draw:line draw:style-name="gr5" draw:text-style-name="P3" draw:layer="layout" svg:x1="13.017cm" svg:y1="89.535cm" svg:x2="34.607cm" svg:y2="89.535cm">
          <text:p/>
        </draw:line>
        <draw:frame draw:style-name="gr4" draw:text-style-name="P5" draw:layer="layout" svg:width="5.716cm" svg:height="0.635cm" svg:x="13.017cm" svg:y="89.535cm">
          <draw:text-box>
            <text:p text:style-name="P4"><text:span text:style-name="T1">user</text:span></text:p>
          </draw:text-box>
        </draw:frame>
        <draw:frame draw:style-name="gr4" draw:text-style-name="P5" draw:layer="layout" svg:width="1.905cm" svg:height="1.27cm" svg:x="6.35cm" svg:y="92.074cm">
          <draw:text-box>
            <text:p text:style-name="P4"><text:span text:style-name="T1">email,</text:span></text:p>
            <text:p text:style-name="P4"><text:span text:style-name="T1">name</text:span></text:p>
          </draw:text-box>
        </draw:frame>
        <draw:frame draw:style-name="gr6" draw:text-style-name="P7" draw:layer="layout" svg:width="6.033cm" svg:height="2.857cm" svg:x="15.557cm" svg:y="90.487cm">
          <draw:text-box>
            <text:p text:style-name="P6"><text:span text:style-name="T1">UPDATE User u</text:span></text:p>
            <text:p text:style-name="P6"><text:span text:style-name="T1">SET u.email = email,</text:span></text:p>
            <text:p text:style-name="P6"><text:span text:style-name="T1"><text:tab/></text:span><text:span text:style-name="T1">u.name = name</text:span></text:p>
            <text:p text:style-name="P6"><text:span text:style-name="T1">WHERE u.id = userId</text:span></text:p>
          </draw:text-box>
        </draw:frame>
        <draw:line draw:style-name="gr9" draw:text-style-name="P3" draw:layer="layout" svg:x1="6.35cm" svg:y1="93.344cm" svg:x2="8.255cm" svg:y2="93.344cm">
          <text:p/>
        </draw:line>
        <draw:line draw:style-name="gr15" draw:text-style-name="P3" draw:layer="layout" svg:x1="6.35cm" svg:y1="93.662cm" svg:x2="8.255cm" svg:y2="93.662cm">
          <text:p/>
        </draw:line>
        <draw:frame draw:style-name="gr4" draw:text-style-name="P5" draw:layer="layout" svg:width="1.905cm" svg:height="0.635cm" svg:x="6.35cm" svg:y="93.662cm">
          <draw:text-box>
            <text:p text:style-name="P4"><text:span text:style-name="T1">user</text:span></text:p>
          </draw:text-box>
        </draw:frame>
        <draw:line draw:style-name="gr5" draw:text-style-name="P3" draw:layer="layout" svg:x1="15.557cm" svg:y1="93.662cm" svg:x2="34.607cm" svg:y2="93.662cm">
          <text:p/>
        </draw:line>
        <draw:line draw:style-name="gr3" draw:text-style-name="P3" draw:layer="layout" svg:x1="15.557cm" svg:y1="93.344cm" svg:x2="34.607cm" svg:y2="93.345cm">
          <text:p/>
        </draw:line>
        <draw:frame draw:style-name="gr4" draw:text-style-name="P5" draw:layer="layout" svg:width="6.032cm" svg:height="0.635cm" svg:x="15.558cm" svg:y="93.662cm">
          <draw:text-box>
            <text:p text:style-name="P4"><text:span text:style-name="T1">user</text:span></text:p>
          </draw:text-box>
        </draw:frame>
        <draw:custom-shape draw:style-name="gr16" draw:text-style-name="P2" draw:layer="layout" svg:width="3.81cm" svg:height="0.635cm" svg:x="34.926cm" svg:y="9.524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4.926cm" svg:y="10.159cm">
          <text:p text:style-name="P1"><text:span text:style-name="T1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3.81cm" svg:height="0.952cm" svg:x="34.926cm" svg:y="10.794cm">
          <text:p text:style-name="P1"><text:span text:style-name="T1">password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4.926cm" svg:y="11.746cm">
          <text:p text:style-name="P1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4.926cm" svg:y="12.381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4.926cm" svg:y="14.287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219cm" svg:height="0.635cm" svg:x="34.928cm" svg:y="14.921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4.926cm" svg:y="15.557cm">
          <text:p text:style-name="P1"><text:span text:style-name="T1">a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4.926cm" svg:y="16.192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4.925cm" svg:y="18.097cm">
          <text:p text:style-name="P1"><text:span text:style-name="T1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4.926cm" svg:y="18.732cm">
          <text:p text:style-name="P1"><text:span text:style-name="T1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811cm" svg:height="0.635cm" svg:x="34.925cm" svg:y="8.889cm">
          <draw:text-box>
            <text:p text:style-name="P4"><text:span text:style-name="T1">User</text:span></text:p>
          </draw:text-box>
        </draw:frame>
        <draw:frame draw:style-name="gr4" draw:text-style-name="P5" draw:layer="layout" svg:width="2.221cm" svg:height="0.952cm" svg:x="34.926cm" svg:y="13.335cm">
          <draw:text-box>
            <text:p text:style-name="P4"><text:span text:style-name="T1">Expense</text:span></text:p>
          </draw:text-box>
        </draw:frame>
        <draw:custom-shape draw:style-name="gr21" draw:text-style-name="P2" draw:layer="layout" svg:width="2.857cm" svg:height="0.635cm" svg:x="34.926cm" svg:y="20.638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4.926cm" svg:y="21.273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4.926cm" svg:y="21.908cm">
          <text:p text:style-name="P1"><text:span text:style-name="T1">mon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857cm" svg:height="0.952cm" svg:x="34.926cm" svg:y="22.543cm">
          <text:p text:style-name="P1"><text:span text:style-name="T1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856cm" svg:height="0.635cm" svg:x="34.927cm" svg:y="23.495cm">
          <text:p text:style-name="P1"><text:span text:style-name="T1">total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57cm" svg:height="0.953cm" svg:x="34.926cm" svg:y="24.13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856cm" svg:height="0.953cm" svg:x="34.927cm" svg:y="19.685cm">
          <draw:text-box>
            <text:p text:style-name="P4"><text:span text:style-name="T1">Budget</text:span></text:p>
          </draw:text-box>
        </draw:frame>
        <draw:custom-shape draw:style-name="gr21" draw:text-style-name="P2" draw:layer="layout" svg:width="2.857cm" svg:height="0.635cm" svg:x="34.926cm" svg:y="25.083cm">
          <text:p text:style-name="P1"><text:span text:style-name="T1">allo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4.927cm" svg:y="27.623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4.927cm" svg:y="28.258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4.927cm" svg:y="28.893cm">
          <text:p text:style-name="P1"><text:span text:style-name="T1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538cm" svg:height="0.952cm" svg:x="34.927cm" svg:y="29.528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2.536cm" svg:height="0.635cm" svg:x="34.929cm" svg:y="30.48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538cm" svg:height="0.635cm" svg:x="34.927cm" svg:y="26.988cm">
          <draw:text-box>
            <text:p text:style-name="P4"><text:span text:style-name="T1">Goal</text:span></text:p>
          </draw:text-box>
        </draw:frame>
        <draw:line draw:style-name="gr28" draw:text-style-name="P3" draw:layer="layout" svg:x1="37.465cm" svg:y1="28.576cm" svg:x2="41.275cm" svg:y2="28.576cm">
          <text:p/>
        </draw:line>
        <draw:line draw:style-name="gr28" draw:text-style-name="P3" draw:layer="layout" svg:x1="37.783cm" svg:y1="21.591cm" svg:x2="41.275cm" svg:y2="21.591cm">
          <text:p/>
        </draw:line>
        <draw:line draw:style-name="gr28" draw:text-style-name="P3" draw:layer="layout" svg:x1="37.147cm" svg:y1="15.24cm" svg:x2="41.274cm" svg:y2="15.24cm">
          <text:p/>
        </draw:line>
        <draw:line draw:style-name="gr29" draw:text-style-name="P3" draw:layer="layout" svg:x1="38.736cm" svg:y1="9.841cm" svg:x2="41.274cm" svg:y2="9.842cm">
          <text:p/>
        </draw:line>
        <draw:line draw:style-name="gr30" draw:text-style-name="P3" draw:layer="layout" svg:x1="41.274cm" svg:y1="9.842cm" svg:x2="41.275cm" svg:y2="32.702cm">
          <text:p/>
        </draw:line>
        <draw:custom-shape draw:style-name="gr31" draw:text-style-name="P2" draw:layer="layout" svg:width="6.985cm" svg:height="86.678cm" svg:x="34.607cm" svg:y="7.302cm">
          <text:p text:style-name="P1"><text:span text:style-name="T1">Database</text:span></text:p>
          <text:p text:style-name="P1"><text:span text:style-name="T1">DBMS: TB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9.842cm" svg:height="0.952cm" svg:x="9.208cm" svg:y="39.687cm">
          <text:p text:style-name="P1"><text:span text:style-name="T1">GET /api/expenses?from=</text:span><text:span text:style-name="T2">from</text:span><text:span text:style-name="T1">&amp;to=</text:span><text:span text:style-name="T2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4.127cm" svg:height="1.27cm" svg:x="2.54cm" svg:y="39.687cm">
          <text:p text:style-name="P1"><text:span text:style-name="T1">Calendar page</text:span></text:p>
          <text:p text:style-name="P1"><text:span text:style-name="T1">URL: /calen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985cm" svg:height="4.127cm" svg:x="19.367cm" svg:y="35.877cm">
          <draw:text-box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from</text:span></text:p>
            <text:p text:style-name="P6"><text:span text:style-name="T1"><text:tab/></text:span><text:span text:style-name="T1">AND e.date &lt;= to</text:span></text:p>
            <text:p text:style-name="P6"><text:span text:style-name="T1">ORDER BY e.date DESC</text:span></text:p>
          </draw:text-box>
        </draw:frame>
        <draw:line draw:style-name="gr9" draw:text-style-name="P3" draw:layer="layout" svg:x1="6.667cm" svg:y1="40.004cm" svg:x2="9.207cm" svg:y2="40.004cm">
          <text:p/>
        </draw:line>
        <draw:line draw:style-name="gr5" draw:text-style-name="P3" draw:layer="layout" svg:x1="6.667cm" svg:y1="40.322cm" svg:x2="9.207cm" svg:y2="40.322cm">
          <text:p/>
        </draw:line>
        <draw:frame draw:style-name="gr4" draw:text-style-name="P5" draw:layer="layout" svg:width="2.54cm" svg:height="0.635cm" svg:x="6.667cm" svg:y="40.322cm">
          <draw:text-box>
            <text:p text:style-name="P4"><text:span text:style-name="T1">expenses</text:span></text:p>
          </draw:text-box>
        </draw:frame>
        <draw:line draw:style-name="gr3" draw:text-style-name="P3" draw:layer="layout" svg:x1="19.05cm" svg:y1="40.004cm" svg:x2="34.607cm" svg:y2="40.005cm">
          <text:p/>
        </draw:line>
        <draw:line draw:style-name="gr5" draw:text-style-name="P3" draw:layer="layout" svg:x1="19.05cm" svg:y1="40.321cm" svg:x2="34.607cm" svg:y2="40.322cm">
          <text:p/>
        </draw:line>
        <draw:frame draw:style-name="gr4" draw:text-style-name="P5" draw:layer="layout" svg:width="6.985cm" svg:height="0.634cm" svg:x="19.367cm" svg:y="40.323cm">
          <draw:text-box>
            <text:p text:style-name="P4"><text:span text:style-name="T1">expenses</text:span></text:p>
          </draw:text-box>
        </draw:frame>
        <draw:custom-shape draw:style-name="gr33" draw:text-style-name="P2" draw:layer="layout" svg:width="4.127cm" svg:height="1.27cm" svg:x="2.54cm" svg:y="32.384cm">
          <text:p text:style-name="P1"><text:span text:style-name="T1">Dashboard page</text:span></text:p>
          <text:p text:style-name="P1"><text:span text:style-name="T1">URL: /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32.701cm" svg:x2="12.382cm" svg:y2="32.702cm">
          <text:p/>
        </draw:line>
        <draw:line draw:style-name="gr5" draw:text-style-name="P3" draw:layer="layout" svg:x1="6.667cm" svg:y1="33.019cm" svg:x2="12.382cm" svg:y2="33.02cm">
          <text:p/>
        </draw:line>
        <draw:frame draw:style-name="gr4" draw:text-style-name="P5" draw:layer="layout" svg:width="5.715cm" svg:height="6.35cm" svg:x="6.667cm" svg:y="33.02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Budget,</text:span></text:p>
            <text:p text:style-name="P4"><text:span text:style-name="T1">totalIncome,</text:span></text:p>
            <text:p text:style-name="P4"><text:span text:style-name="T1">totalExpense,</text:span></text:p>
            <text:p text:style-name="P4"><text:span text:style-name="T1">net,</text:span></text:p>
            <text:p text:style-name="P4"><text:span text:style-name="T1">remaining</text:span></text:p>
            <text:p text:style-name="P4"><text:span text:style-name="T1">categoryBreakdown,</text:span></text:p>
            <text:p text:style-name="P4"><text:span text:style-name="T1">remainingByCategory</text:span></text:p>
          </draw:text-box>
        </draw:frame>
        <draw:custom-shape draw:style-name="gr14" draw:text-style-name="P2" draw:layer="layout" svg:width="5.397cm" svg:height="0.952cm" svg:x="12.382cm" svg:y="32.385cm">
          <text:p text:style-name="P1"><text:span text:style-name="T1">GET /api/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89cm" svg:height="6.985cm" svg:x="17.78cm" svg:y="25.717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,</text:span></text:p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startOfMonth</text:span></text:p>
            <text:p text:style-name="P6"><text:span text:style-name="T1"><text:tab/></text:span><text:span text:style-name="T1">AND e.date &lt;= endOfMonth</text:span></text:p>
          </draw:text-box>
        </draw:frame>
        <draw:line draw:style-name="gr3" draw:text-style-name="P3" draw:layer="layout" svg:x1="17.78cm" svg:y1="32.702cm" svg:x2="34.607cm" svg:y2="32.702cm">
          <text:p/>
        </draw:line>
        <draw:line draw:style-name="gr5" draw:text-style-name="P3" draw:layer="layout" svg:x1="17.78cm" svg:y1="33.02cm" svg:x2="34.607cm" svg:y2="33.02cm">
          <text:p/>
        </draw:line>
        <draw:frame draw:style-name="gr4" draw:text-style-name="P5" draw:layer="layout" svg:width="8.89cm" svg:height="0.634cm" svg:x="17.78cm" svg:y="33.021cm">
          <draw:text-box>
            <text:p text:style-name="P4"><text:span text:style-name="T1">budgets, expenses</text:span></text:p>
          </draw:text-box>
        </draw:frame>
        <draw:custom-shape draw:style-name="gr34" draw:text-style-name="P2" draw:layer="layout" svg:width="5.715cm" svg:height="13.334cm" svg:x="2.54cm" svg:y="71.438cm">
          <text:p text:style-name="P1"><text:span text:style-name="T1">Budget creator page</text:span></text:p>
          <text:p text:style-name="P1"><text:span text:style-name="T1">URL: /budget-cre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11.747cm" svg:height="0.953cm" svg:x="11.113cm" svg:y="71.437cm">
          <text:p text:style-name="P1"><text:span text:style-name="T1">GET /api/budgets?month=</text:span><text:span text:style-name="T2">month</text:span><text:span text:style-name="T1">&amp;year=</text:span><text:span text:style-name="T2">ye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2" draw:layer="layout" svg:width="5.08cm" svg:height="0.953cm" svg:x="11.112cm" svg:y="83.819cm">
          <text:p text:style-name="P1"><text:span text:style-name="T1">POST /api/budget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5" draw:layer="layout" svg:width="2.857cm" svg:height="2.857cm" svg:x="8.255cm" svg:y="72.072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71.754cm" svg:x2="11.112cm" svg:y2="71.754cm">
          <text:p/>
        </draw:line>
        <draw:line draw:style-name="gr5" draw:text-style-name="P3" draw:layer="layout" svg:x1="8.255cm" svg:y1="72.072cm" svg:x2="11.112cm" svg:y2="72.072cm">
          <text:p/>
        </draw:line>
        <draw:line draw:style-name="gr9" draw:text-style-name="P3" draw:layer="layout" svg:x1="22.86cm" svg:y1="71.754cm" svg:x2="34.607cm" svg:y2="71.755cm">
          <text:p/>
        </draw:line>
        <draw:line draw:style-name="gr5" draw:text-style-name="P3" draw:layer="layout" svg:x1="22.86cm" svg:y1="72.072cm" svg:x2="34.607cm" svg:y2="72.072cm">
          <text:p/>
        </draw:line>
        <draw:frame draw:style-name="gr6" draw:text-style-name="P7" draw:layer="layout" svg:width="7.302cm" svg:height="4.127cm" svg:x="23.178cm" svg:y="67.627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</text:span></text:p>
            <text:p text:style-name="P6"><text:span text:style-name="T1">ORDER BY e.date DESC</text:span></text:p>
          </draw:text-box>
        </draw:frame>
        <draw:frame draw:style-name="gr4" draw:text-style-name="P5" draw:layer="layout" svg:width="2.857cm" svg:height="2.857cm" svg:x="8.255cm" svg:y="81.28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84.137cm" svg:x2="11.112cm" svg:y2="84.137cm">
          <text:p/>
        </draw:line>
        <draw:line draw:style-name="gr5" draw:text-style-name="P3" draw:layer="layout" svg:x1="8.255cm" svg:y1="84.455cm" svg:x2="11.112cm" svg:y2="84.455cm">
          <text:p/>
        </draw:line>
        <draw:frame draw:style-name="gr4" draw:text-style-name="P5" draw:layer="layout" svg:width="2.857cm" svg:height="0.634cm" svg:x="8.255cm" svg:y="84.456cm">
          <draw:text-box>
            <text:p text:style-name="P4"><text:span text:style-name="T1">ok</text:span></text:p>
          </draw:text-box>
        </draw:frame>
        <draw:custom-shape draw:style-name="gr24" draw:text-style-name="P2" draw:layer="layout" svg:width="2.857cm" svg:height="0.953cm" svg:x="34.926cm" svg:y="25.718cm">
          <text:p text:style-name="P1"><text:span text:style-name="T1">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6.192cm" svg:y1="84.137cm" svg:x2="34.607cm" svg:y2="84.137cm">
          <text:p/>
        </draw:line>
        <draw:line draw:style-name="gr5" draw:text-style-name="P3" draw:layer="layout" svg:x1="16.192cm" svg:y1="84.455cm" svg:x2="34.607cm" svg:y2="84.455cm">
          <text:p/>
        </draw:line>
        <draw:frame draw:style-name="gr6" draw:text-style-name="P7" draw:layer="layout" svg:width="7.938cm" svg:height="11.43cm" svg:x="16.192cm" svg:y="72.707cm">
          <draw:text-box>
            <text:p text:style-name="P6"><text:span text:style-name="T1">INSERT</text:span></text:p>
            <text:p text:style-name="P6"><text:span text:style-name="T1">INTO Budget b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month,</text:span></text:p>
            <text:p text:style-name="P6"><text:span text:style-name="T1"><text:tab/></text:span><text:span text:style-name="T1">year,</text:span></text:p>
            <text:p text:style-name="P6"><text:span text:style-name="T1"><text:tab/></text:span><text:span text:style-name="T1">totalLimit,</text:span></text:p>
            <text:p text:style-name="P6"><text:span text:style-name="T1"><text:tab/></text:span><text:span text:style-name="T1">category,</text:span></text:p>
            <text:p text:style-name="P6"><text:span text:style-name="T1"><text:tab/></text:span><text:span text:style-name="T1">allocated,</text:span></text:p>
            <text:p text:style-name="P6"><text:span text:style-name="T1"><text:tab/></text:span><text:span text:style-name="T1">percent</text:span></text:p>
            <text:p text:style-name="P6"><text:span text:style-name="T1">)</text:span></text:p>
            <text:p text:style-name="P6"><text:span text:style-name="T1">ON CONFLICT</text:span></text:p>
            <text:p text:style-name="P6"><text:span text:style-name="T1">DO UPDATE</text:span></text:p>
            <text:p text:style-name="P6"><text:span text:style-name="T1">SET b.totalLimit = totalLimit,</text:span></text:p>
            <text:p text:style-name="P6"><text:span text:style-name="T1"><text:tab/></text:span><text:span text:style-name="T1">b.allocated = allocated,</text:span></text:p>
            <text:p text:style-name="P6"><text:span text:style-name="T1"><text:tab/></text:span><text:span text:style-name="T1">b.percent = percent</text:span></text:p>
          </draw:text-box>
        </draw:frame>
        <draw:frame draw:style-name="gr4" draw:text-style-name="P5" draw:layer="layout" svg:width="6.033cm" svg:height="0.952cm" svg:x="34.925cm" svg:y="31.434cm">
          <draw:text-box>
            <text:p text:style-name="P4"><text:span text:style-name="T1">ResetPasswordRequest</text:span></text:p>
          </draw:text-box>
        </draw:frame>
        <draw:custom-shape draw:style-name="gr37" draw:text-style-name="P2" draw:layer="layout" svg:width="6.031cm" svg:height="0.635cm" svg:x="34.927cm" svg:y="32.386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6.031cm" svg:height="0.953cm" svg:x="34.927cm" svg:y="33.021cm">
          <text:p text:style-name="P1"><text:span text:style-name="T1">key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6.031cm" svg:height="0.635cm" svg:x="34.927cm" svg:y="33.974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" draw:layer="layout" svg:x1="40.958cm" svg:y1="32.704cm" svg:x2="41.275cm" svg:y2="32.704cm">
          <text:p/>
        </draw:line>
        <draw:custom-shape draw:style-name="gr39" draw:text-style-name="P2" draw:layer="layout" svg:width="3.175cm" svg:height="1.588cm" svg:x="2.54cm" svg:y="10.477cm">
          <text:p text:style-name="P1"><text:span text:style-name="T1">Login page</text:span></text:p>
          <text:p text:style-name="P1"><text:span text:style-name="T1">URL: /login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6.032cm" svg:height="2.539cm" svg:x="2.54cm" svg:y="18.098cm">
          <text:p text:style-name="P1"><text:span text:style-name="T1">Forgot password page</text:span></text:p>
          <text:p text:style-name="P1"><text:span text:style-name="T1">URL: /forgot-password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8.255cm" svg:height="2.539cm" svg:x="10.477cm" svg:y="18.098cm">
          <text:p text:style-name="P1"><text:span text:style-name="T1">POST /api/auth/forgo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8.572cm" svg:y1="18.416cm" svg:x2="10.477cm" svg:y2="18.415cm">
          <text:p/>
        </draw:line>
        <draw:line draw:style-name="gr5" draw:text-style-name="P3" draw:layer="layout" svg:x1="8.572cm" svg:y1="20.32cm" svg:x2="10.477cm" svg:y2="20.32cm">
          <text:p/>
        </draw:line>
        <draw:frame draw:style-name="gr4" draw:text-style-name="P5" draw:layer="layout" svg:width="1.588cm" svg:height="0.635cm" svg:x="8.572cm" svg:y="17.78cm">
          <draw:text-box>
            <text:p text:style-name="P4"><text:span text:style-name="T1">email</text:span></text:p>
          </draw:text-box>
        </draw:frame>
        <draw:frame draw:style-name="gr4" draw:text-style-name="P5" draw:layer="layout" svg:width="1.588cm" svg:height="0.634cm" svg:x="8.572cm" svg:y="20.321cm">
          <draw:text-box>
            <text:p text:style-name="P4"><text:span text:style-name="T1">ok</text:span></text:p>
          </draw:text-box>
        </draw:frame>
        <draw:line draw:style-name="gr3" draw:text-style-name="P3" draw:layer="layout" svg:x1="18.732cm" svg:y1="18.415cm" svg:x2="34.607cm" svg:y2="18.415cm">
          <text:p/>
        </draw:line>
        <draw:line draw:style-name="gr5" draw:text-style-name="P3" draw:layer="layout" svg:x1="18.732cm" svg:y1="18.733cm" svg:x2="34.607cm" svg:y2="18.732cm">
          <text:p/>
        </draw:line>
        <draw:frame draw:style-name="gr6" draw:text-style-name="P7" draw:layer="layout" svg:width="7.937cm" svg:height="6.985cm" svg:x="18.733cm" svg:y="11.43cm">
          <draw:text-box>
            <text:p text:style-name="P6"><text:span text:style-name="T1">INSERT</text:span></text:p>
            <text:p text:style-name="P6"><text:span text:style-name="T1">INTO ResetPasswordRequest r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keyHash</text:span></text:p>
            <text:p text:style-name="P6"><text:span text:style-name="T1">)</text:span></text:p>
            <text:p text:style-name="P6"><text:span text:style-name="T1">ON CONFLICT</text:span></text:p>
            <text:p text:style-name="P6"><text:span text:style-name="T1">DO UPDATE</text:span></text:p>
            <text:p text:style-name="P6"><text:span text:style-name="T1">SET r.keyHash = keyHash,</text:span></text:p>
            <text:p text:style-name="P6"><text:span text:style-name="T1"><text:tab/></text:span><text:span text:style-name="T1">r.createdAt = now</text:span></text:p>
          </draw:text-box>
        </draw:frame>
        <draw:custom-shape draw:style-name="gr42" draw:text-style-name="P2" draw:layer="layout" svg:width="11.747cm" svg:height="1.588cm" svg:x="2.54cm" svg:y="24.446cm">
          <text:p text:style-name="P1"><text:span text:style-name="T1">Reset password page</text:span></text:p>
          <text:p text:style-name="P1"><text:span text:style-name="T1">URL: /reset-password?email=</text:span><text:span text:style-name="T2">email</text:span><text:span text:style-name="T1">&amp;key=</text:span><text:span text:style-name="T2">ke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287cm" svg:y1="24.765cm" svg:x2="16.827cm" svg:y2="24.764cm">
          <text:p/>
        </draw:line>
        <draw:line draw:style-name="gr5" draw:text-style-name="P3" draw:layer="layout" svg:x1="14.287cm" svg:y1="25.082cm" svg:x2="16.827cm" svg:y2="25.082cm">
          <text:p/>
        </draw:line>
        <draw:frame draw:style-name="gr4" draw:text-style-name="P5" draw:layer="layout" svg:width="2.54cm" svg:height="2.222cm" svg:x="14.287cm" svg:y="22.542cm">
          <draw:text-box>
            <text:p text:style-name="P4"><text:span text:style-name="T1">email,</text:span></text:p>
            <text:p text:style-name="P4"><text:span text:style-name="T1">key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7cm" svg:x="14.287cm" svg:y="25.082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custom-shape draw:style-name="gr43" draw:text-style-name="P2" draw:layer="layout" svg:width="7.938cm" svg:height="0.953cm" svg:x="16.827cm" svg:y="24.446cm">
          <text:p text:style-name="P1"><text:span text:style-name="T1">POST /api/auth/rese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4.764cm" svg:y1="24.764cm" svg:x2="34.607cm" svg:y2="24.765cm">
          <text:p/>
        </draw:line>
        <draw:line draw:style-name="gr5" draw:text-style-name="P3" draw:layer="layout" svg:x1="24.764cm" svg:y1="25.082cm" svg:x2="34.607cm" svg:y2="25.082cm">
          <text:p/>
        </draw:line>
        <draw:frame draw:style-name="gr6" draw:text-style-name="P7" draw:layer="layout" svg:width="9.841cm" svg:height="4.127cm" svg:x="24.765cm" svg:y="20.637cm">
          <draw:text-box>
            <text:p text:style-name="P6"><text:span text:style-name="T1">DELETE</text:span></text:p>
            <text:p text:style-name="P6"><text:span text:style-name="T1">FROM ResetPasswordRequest r</text:span></text:p>
            <text:p text:style-name="P6"><text:span text:style-name="T1">WHERE r.userId = userId;</text:span></text:p>
            <text:p text:style-name="P6"><text:span text:style-name="T1">UPDATE User u</text:span></text:p>
            <text:p text:style-name="P6"><text:span text:style-name="T1">SET u.passwordHash = passwordHash</text:span></text:p>
            <text:p text:style-name="P6"><text:span text:style-name="T1">WHERE u.id = userId</text:span></text:p>
          </draw:text-box>
        </draw:frame>
        <draw:frame draw:style-name="gr4" draw:text-style-name="P5" draw:layer="layout" svg:width="9.842cm" svg:height="0.635cm" svg:x="24.765cm" svg:y="25.082cm">
          <draw:text-box>
            <text:p text:style-name="P4"><text:span text:style-name="T1">user</text:span></text:p>
          </draw:text-box>
        </draw:frame>
        <draw:line draw:style-name="gr3" draw:text-style-name="P3" draw:layer="layout" svg:x1="18.732cm" svg:y1="20.002cm" svg:x2="26.67cm" svg:y2="20.002cm">
          <text:p/>
        </draw:line>
        <draw:frame draw:style-name="gr4" draw:text-style-name="P5" draw:layer="layout" svg:width="7.937cm" svg:height="0.953cm" svg:x="18.733cm" svg:y="19.05cm">
          <draw:text-box>
            <text:p text:style-name="P4"><text:span text:style-name="T1">Reset-password email message</text:span></text:p>
          </draw:text-box>
        </draw:frame>
        <draw:custom-shape draw:style-name="gr44" draw:text-style-name="P2" draw:layer="layout" svg:width="3.492cm" svg:height="0.635cm" svg:x="26.67cm" svg:y="19.685cm">
          <text:p text:style-name="P1"><text:span text:style-name="T1">SMTP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4.926cm" svg:y="17.145cm"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3.809cm" svg:height="5.079cm" svg:x="2.54cm" svg:y="88.901cm">
          <text:p text:style-name="P1"><text:span text:style-name="T1">Settings page</text:span></text:p>
          <text:p text:style-name="P1"><text:span text:style-name="T1">URL: /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7.302cm" svg:height="0.952cm" svg:x="8.255cm" svg:y="93.026cm">
          <text:p text:style-name="P1"><text:span text:style-name="T1">PATCH /api/settings/profil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44.45cm" fo:page-height="97.1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3-03T19:24:04.463786079</meta:creation-date>
    <dc:date>2026-03-26T15:42:41.078334283</dc:date>
    <dc:creator>Jonathan Gruber</dc:creator>
    <meta:editing-duration>PT7H14M50S</meta:editing-duration>
    <meta:editing-cycles>53</meta:editing-cycles>
    <meta:generator>LibreOffice/26.2.1.2$Linux_X86_64 LibreOffice_project/620$Build-2</meta:generator>
    <meta:document-statistic meta:object-count="168"/>
  </office:meta>
</office:document-meta>
</file>